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A80000001AB953884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2D-Barcode" text:anchor-type="page" text:anchor-page-number="1" svg:x="13.64cm" svg:y="2.367cm" svg:width="4.45cm" svg:height="0.69cm" draw:z-index="0">
        <draw:image xlink:href="Pictures/10000000000000A80000001AB9538843.gif" xlink:type="simple" xlink:show="embed" xlink:actuate="onLoad"/>
      </draw:frame>
      <text:p text:style-name="P1">beginGroovy</text:p>
      <text:p text:style-name="P1">imageName = '2D-Barcode';</text:p>
      <text:p text:style-name="P1">content = data.barcode +</text:p>
      <text:p text:style-name="P1"><text:tab/>'|' + data.degree +</text:p>
      <text:p text:style-name="P1"><text:tab/>'|' + data.lastName +</text:p>
      <text:p text:style-name="P1"><text:tab/>'|' + data.firstName +</text:p>
      <text:p text:style-name="P1"><text:tab/>'|' + data.mainOrganisation +</text:p>
      <text:p text:style-name="P1"><text:tab/>'|' + data.mainAddress.street +</text:p>
      <text:p text:style-name="P1"><text:tab/>'|' + data.mainAddress.zip +</text:p>
      <text:p text:style-name="P1"><text:tab/>'|' + data.mainAddress.city +</text:p>
      <text:p text:style-name="P1"><text:tab/>'|' + data.participant.mainCountry +</text:p>
      <text:p text:style-name="P1"><text:tab/>'|' + data.participant.communication.phone1 +</text:p>
      <text:p text:style-name="P1"><text:tab/>'|' + data.participant.communication.fax +</text:p>
      <text:p text:style-name="P1"><text:tab/>'|' + data.participant.communication.email1;</text:p>
      <text:p text:style-name="P1"/>
      <text:p text:style-name="P1">bc = new com.idautomation.pdf417.PDF417();</text:p>
      <text:p text:style-name="P1">bc.code = content;</text:p>
      <text:p text:style-name="P1">bc.PDFColumns = 7;</text:p>
      <text:p text:style-name="P1">bc.PDFECLevel = 3;</text:p>
      <text:p text:style-name="P1">bc.PDFMode = 1;</text:p>
      <text:p text:style-name="P1">image = com.idautomation.util.BarcodeEncoder.encodeGIF(bc);</text:p>
      <text:p text:style-name="P1">doc.replaceImage(imageName, image.content);</text:p>
      <text:p text:style-name="P1">doc.setDrawFrameSize(imageName, image.widthAsString, image.heightAsString);</text:p>
      <text:p text:style-name="P1">endGroovy</text:p>
      <text:p text:style-name="Standard"/>
      <text:p text:style-name="Standard">badgeID: ${data.barcode}</text:p>
      <text:p text:style-name="Standard">degree: ${data.degree}</text:p>
      <text:p text:style-name="Standard">lastName: ${data.lastName}</text:p>
      <text:p text:style-name="Standard">firstName: ${data.firstName}</text:p>
      <text:p text:style-name="Standard">mainOrganisation: ${data.mainOrganisation}</text:p>
      <text:p text:style-name="Standard">mainStreet: ${data.mainAddress.street}</text:p>
      <text:p text:style-name="Standard">mainZIP: ${data.mainAddress.zip}</text:p>
      <text:p text:style-name="Standard">mainCity: ${data.mainAddress.city}</text:p>
      <text:p text:style-name="Standard">mainCountry: ${data.participant.mainCountry}</text:p>
      <text:p text:style-name="Standard">phone1: ${data.participant.communication.phone1}</text:p>
      <text:p text:style-name="Standard">fax: ${data.participant.communication.fax}</text:p>
      <text:p text:style-name="Standard">email1: ${data.participant.communication.email1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cha Warning</meta:initial-creator>
    <meta:creation-date>2009-06-19T16:58:14.40</meta:creation-date>
    <dc:date>2009-06-23T10:08:50.64</dc:date>
    <dc:creator>Sacha Warning</dc:creator>
    <meta:editing-duration>PT88H10M39S</meta:editing-duration>
    <meta:editing-cycles>26</meta:editing-cycles>
    <meta:generator>OpenOffice.org/3.0$Win32 OpenOffice.org_project/300m9$Build-9358</meta:generator>
    <meta:document-statistic meta:table-count="0" meta:image-count="1" meta:object-count="0" meta:page-count="1" meta:paragraph-count="35" meta:word-count="100" meta:character-count="1142"/>
    <meta:user-defined meta:name="Info 1"/>
    <meta:user-defined meta:name="Info 2"/>
    <meta:user-defined meta:name="Info 3"/>
    <meta:user-defined meta:name="Info 4"/>
  </office:meta>
</office:document-meta>
</file>